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able-cell-properties style:vertical-align="automatic" fo:background-color="#AEAAAA"/>
    </style:style>
    <style:style style:name="ce4" style:family="table-cell" style:parent-style-name="Default" style:data-style-name="N0">
      <style:table-cell-properties fo:border="2pt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88395833333333cm"/>
    </style:style>
    <style:style style:name="co2" style:family="table-column">
      <style:table-column-properties fo:break-before="auto" style:column-width="7.11729166666667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3.06916666666667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3.254375cm"/>
    </style:style>
    <style:style style:name="co9" style:family="table-column">
      <style:table-column-properties fo:break-before="auto" style:column-width="3.04270833333333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hir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45" table:default-cell-style-name="ce2"/>
        <table:table-column table:style-name="co10" table:number-columns-repeated="16128" table:default-cell-style-name="ce1"/>
        <table:table-column table:style-name="co10" table:default-cell-style-name="ce2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Conservative</text:p>
          </table:table-cell>
          <table:table-cell office:value-type="string" table:style-name="ce2">
            <text:p>Prosthodontics</text:p>
          </table:table-cell>
          <table:table-cell office:value-type="string" table:style-name="ce2">
            <text:p>Oral Surgery</text:p>
          </table:table-cell>
          <table:table-cell office:value-type="string" table:style-name="ce2">
            <text:p>Pharmacology</text:p>
          </table:table-cell>
          <table:table-cell office:value-type="string" table:style-name="ce2">
            <text:p>General Surgery</text:p>
          </table:table-cell>
          <table:table-cell office:value-type="string" table:style-name="ce2">
            <text:p>General Pathology</text:p>
          </table:table-cell>
          <table:table-cell office:value-type="string" table:style-name="ce2">
            <text:p>General Medicine</text:p>
          </table:table-cell>
          <table:table-cell office:value-type="string" table:style-name="ce2">
            <text:p>Community</text:p>
          </table:table-cell>
          <table:table-cell table:number-columns-repeated="245" table:style-name="ce2"/>
          <table:table-cell table:number-columns-repeated="16128"/>
          <table:table-cell table:style-name="ce2"/>
        </table:table-row>
        <table:table-row table:style-name="ro1">
          <table:table-cell office:value-type="string" table:style-name="ce1">
            <text:p>3MbJhx9v</text:p>
          </table:table-cell>
          <table:table-cell office:value-type="string" table:style-name="ce1">
            <text:p>باخچه انوه‌ر حمه سعيد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79.3" table:style-name="ce4">
            <text:p>79.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245" table:style-name="ce2"/>
          <table:table-cell table:number-columns-repeated="16128"/>
          <table:table-cell table:style-name="ce1"/>
        </table:table-row>
        <table:table-row table:style-name="ro1">
          <table:table-cell office:value-type="string" table:style-name="ce1">
            <text:p>2OgeqOxY</text:p>
          </table:table-cell>
          <table:table-cell office:value-type="string" table:style-name="ce1">
            <text:p>باخچه بايز جمال مستةفا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88.1" table:style-name="ce5">
            <text:p>88.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245" table:style-name="ce2"/>
          <table:table-cell table:number-columns-repeated="16128"/>
          <table:table-cell table:style-name="ce1"/>
        </table:table-row>
        <table:table-row table:style-name="ro1">
          <table:table-cell office:value-type="string" table:style-name="ce1">
            <text:p>gg2PhStW</text:p>
          </table:table-cell>
          <table:table-cell office:value-type="string" table:style-name="ce1">
            <text:p>باڤین محمد صالح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79.900000000000006" table:style-name="ce5">
            <text:p>79.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245" table:style-name="ce2"/>
          <table:table-cell table:number-columns-repeated="16128"/>
          <table:table-cell table:style-name="ce1"/>
        </table:table-row>
        <table:table-row table:style-name="ro1">
          <table:table-cell office:value-type="string" table:style-name="ce1">
            <text:p>gGIzfloD</text:p>
          </table:table-cell>
          <table:table-cell office:value-type="string" table:style-name="ce1">
            <text:p>بانو اكرم عبدالرحمن محمود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84" table:style-name="ce5">
            <text:p>8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245" table:style-name="ce2"/>
          <table:table-cell table:number-columns-repeated="16128"/>
          <table:table-cell table:style-name="ce1"/>
        </table:table-row>
        <table:table-row table:style-name="ro1">
          <table:table-cell office:value-type="string" table:style-name="ce1">
            <text:p>Js3Ag82q</text:p>
          </table:table-cell>
          <table:table-cell office:value-type="string" table:style-name="ce1">
            <text:p>باهۆز ئاراس رؤؤف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68.95" table:style-name="ce5">
            <text:p>68.9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245" table:style-name="ce2"/>
          <table:table-cell table:number-columns-repeated="16128"/>
          <table:table-cell table:style-name="ce1"/>
        </table:table-row>
        <table:table-row table:style-name="ro1">
          <table:table-cell office:value-type="string" table:style-name="ce1">
            <text:p>dFnaoKQR</text:p>
          </table:table-cell>
          <table:table-cell office:value-type="string" table:style-name="ce1">
            <text:p>بنار محمد حسن محمد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5">
            <text:p>ni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3">
            <text:p>Permission all final exam</text:p>
          </table:table-cell>
          <table:table-cell table:number-columns-repeated="2" table:style-name="ce3"/>
          <table:table-cell table:number-columns-repeated="16370"/>
          <table:table-cell table:style-name="ce1"/>
        </table:table-row>
        <table:table-row table:style-name="ro1">
          <table:table-cell office:value-type="string" table:style-name="ce1">
            <text:p>OlqN90xe</text:p>
          </table:table-cell>
          <table:table-cell office:value-type="string" table:style-name="ce1">
            <text:p>به‌رزى طاهر ابراهيم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82.35" table:style-name="ce5">
            <text:p>82.3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245" table:style-name="ce2"/>
          <table:table-cell table:number-columns-repeated="16128"/>
          <table:table-cell table:style-name="ce1"/>
        </table:table-row>
        <table:table-row table:style-name="ro1">
          <table:table-cell office:value-type="string" table:style-name="ce1">
            <text:p>NdVactDl</text:p>
          </table:table-cell>
          <table:table-cell office:value-type="string" table:style-name="ce1">
            <text:p>به‌نان كارزان احمد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76.7" table:style-name="ce5">
            <text:p>76.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245" table:style-name="ce2"/>
          <table:table-cell table:number-columns-repeated="16128"/>
          <table:table-cell table:style-name="ce1"/>
        </table:table-row>
        <table:table-row table:style-name="ro1">
          <table:table-cell office:value-type="string" table:style-name="ce1">
            <text:p>kdU7Uw1h</text:p>
          </table:table-cell>
          <table:table-cell office:value-type="string" table:style-name="ce1">
            <text:p>بێشوان ابراهيم كريم مولود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77.849999999999994" table:style-name="ce5">
            <text:p>77.8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245" table:style-name="ce2"/>
          <table:table-cell table:number-columns-repeated="16128"/>
          <table:table-cell table:style-name="ce1"/>
        </table:table-row>
        <table:table-row table:style-name="ro1">
          <table:table-cell office:value-type="string" table:style-name="ce1">
            <text:p>SomCPNka</text:p>
          </table:table-cell>
          <table:table-cell office:value-type="string" table:style-name="ce1">
            <text:p>پاڤه‌ند سليمان حمد مينه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54.35" table:style-name="ce5">
            <text:p>54.3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245" table:style-name="ce2"/>
          <table:table-cell table:number-columns-repeated="16128"/>
          <table:table-cell table:style-name="ce1"/>
        </table:table-row>
        <table:table-row table:style-name="ro1">
          <table:table-cell office:value-type="string" table:style-name="ce1">
            <text:p>pShaVcCE</text:p>
          </table:table-cell>
          <table:table-cell office:value-type="string" table:style-name="ce1">
            <text:p>په‌یام حاجى عيس صالح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63.2" table:style-name="ce5">
            <text:p>63.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245" table:style-name="ce2"/>
          <table:table-cell table:number-columns-repeated="16128"/>
          <table:table-cell table:style-name="ce1"/>
        </table:table-row>
        <table:table-row table:style-name="ro1">
          <table:table-cell office:value-type="string" table:style-name="ce1">
            <text:p>oLB6mfWp</text:p>
          </table:table-cell>
          <table:table-cell office:value-type="string" table:style-name="ce1">
            <text:p>تاژان صديق محمد عزيز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89.45" table:style-name="ce5">
            <text:p>89.4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245" table:style-name="ce2"/>
          <table:table-cell table:number-columns-repeated="16128"/>
          <table:table-cell table:style-name="ce1"/>
        </table:table-row>
        <table:table-row table:style-name="ro1">
          <table:table-cell office:value-type="string" table:style-name="ce1">
            <text:p>VZngfzKa</text:p>
          </table:table-cell>
          <table:table-cell office:value-type="string" table:style-name="ce1">
            <text:p>جانشير محمود حسن يوسف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65.45" table:style-name="ce5">
            <text:p>65.4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245" table:style-name="ce2"/>
          <table:table-cell table:number-columns-repeated="16128"/>
          <table:table-cell table:style-name="ce1"/>
        </table:table-row>
        <table:table-row table:style-name="ro1">
          <table:table-cell office:value-type="string" table:style-name="ce1">
            <text:p>GZiZKktR</text:p>
          </table:table-cell>
          <table:table-cell office:value-type="string" table:style-name="ce1">
            <text:p>چيا احمد حمه عزيز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62.75" table:style-name="ce5">
            <text:p>62.7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245" table:style-name="ce2"/>
          <table:table-cell table:number-columns-repeated="16128"/>
          <table:table-cell table:style-name="ce1"/>
        </table:table-row>
        <table:table-row table:style-name="ro1">
          <table:table-cell office:value-type="string" table:style-name="ce1">
            <text:p>lxvRsH97</text:p>
          </table:table-cell>
          <table:table-cell office:value-type="string" table:style-name="ce1">
            <text:p>خه‌یاڵ ناجى محمود احمد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89.55" table:style-name="ce5">
            <text:p>89.5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245" table:style-name="ce2"/>
          <table:table-cell table:number-columns-repeated="16128"/>
          <table:table-cell table:style-name="ce1"/>
        </table:table-row>
        <table:table-row table:style-name="ro1">
          <table:table-cell office:value-type="string" table:style-name="ce1">
            <text:p>s7H9iNBW</text:p>
          </table:table-cell>
          <table:table-cell office:value-type="string" table:style-name="ce1">
            <text:p>داروان سالار حيدر عزيز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65.099999999999994" table:style-name="ce5">
            <text:p>65.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24SCOaMM</text:p>
          </table:table-cell>
          <table:table-cell office:value-type="string" table:style-name="ce1">
            <text:p>داستان جوهر عمر حسن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74.45" table:style-name="ce5">
            <text:p>74.4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J6kM10Jd</text:p>
          </table:table-cell>
          <table:table-cell office:value-type="string" table:style-name="ce1">
            <text:p>داليا فرهاد احمد سليم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79.2" table:style-name="ce5">
            <text:p>79.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eLabcTrh</text:p>
          </table:table-cell>
          <table:table-cell office:value-type="string" table:style-name="ce1">
            <text:p>دانا سليم محمد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78.2" table:style-name="ce5">
            <text:p>78.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TksYUCgH</text:p>
          </table:table-cell>
          <table:table-cell office:value-type="string" table:style-name="ce1">
            <text:p>دانيار على حمه‌لاو على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88.65" table:style-name="ce5">
            <text:p>88.6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XRnlhILL</text:p>
          </table:table-cell>
          <table:table-cell office:value-type="string" table:style-name="ce1">
            <text:p>دنيا طه عبدالقادر عبدالله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76.55" table:style-name="ce5">
            <text:p>76.5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xofWxk4i</text:p>
          </table:table-cell>
          <table:table-cell office:value-type="string" table:style-name="ce1">
            <text:p>ديدار عبدالجبار ستار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69.25" table:style-name="ce5">
            <text:p>69.2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Nusosy1G</text:p>
          </table:table-cell>
          <table:table-cell office:value-type="string" table:style-name="ce1">
            <text:p>دييه ازاد رِشيد رِحيم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83.55" table:style-name="ce5">
            <text:p>83.5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ljHwgwF2</text:p>
          </table:table-cell>
          <table:table-cell office:value-type="string" table:style-name="ce1">
            <text:p>دێرين ته‌ها رحيم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83.15" table:style-name="ce5">
            <text:p>83.1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rFCMYkjg</text:p>
          </table:table-cell>
          <table:table-cell office:value-type="string" table:style-name="ce1">
            <text:p>رانيه عصام موفق حسين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77.599999999999994" table:style-name="ce5">
            <text:p>77.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bG32ShDj</text:p>
          </table:table-cell>
          <table:table-cell office:value-type="string" table:style-name="ce1">
            <text:p>ره‌ند سامان محمد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87.05" table:style-name="ce5">
            <text:p>87.0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9Pz2L4Bg</text:p>
          </table:table-cell>
          <table:table-cell office:value-type="string" table:style-name="ce1">
            <text:p>ڕه‌وا رفيق محمد صديق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66.3" table:style-name="ce5">
            <text:p>66.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e0kqhKTw</text:p>
          </table:table-cell>
          <table:table-cell office:value-type="string" table:style-name="ce1">
            <text:p>ڕه‌يان صديق سلام محمود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79.650000000000006" table:style-name="ce5">
            <text:p>79.6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sAWD6fpO</text:p>
          </table:table-cell>
          <table:table-cell office:value-type="string" table:style-name="ce1">
            <text:p>ڕۆژگار مصطفى ابراهيم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71.400000000000006" table:style-name="ce5">
            <text:p>71.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sIWivBXS</text:p>
          </table:table-cell>
          <table:table-cell office:value-type="string" table:style-name="ce1">
            <text:p>ڕۆژگار ئازاد فريدون حمه امين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75.599999999999994" table:style-name="ce5">
            <text:p>75.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XEXwZhcx</text:p>
          </table:table-cell>
          <table:table-cell office:value-type="string" table:style-name="ce1">
            <text:p>ڕۆژه محمد سالار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75.900000000000006" table:style-name="ce5">
            <text:p>75.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tMJ2NLjP</text:p>
          </table:table-cell>
          <table:table-cell office:value-type="string" table:style-name="ce1">
            <text:p>ڕێباز سعيد عبدالله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58.2" table:style-name="ce5">
            <text:p>58.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JDMHLJ7c</text:p>
          </table:table-cell>
          <table:table-cell office:value-type="string" table:style-name="ce1">
            <text:p>ڕێبه‌ر كريم شوكر محمد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62.9" table:style-name="ce5">
            <text:p>62.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wCKKi7k9</text:p>
          </table:table-cell>
          <table:table-cell office:value-type="string" table:style-name="ce1">
            <text:p>ڕێدین رؤؤف حمه‌ امين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93.5" table:style-name="ce5">
            <text:p>93.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CTBN3451</text:p>
          </table:table-cell>
          <table:table-cell office:value-type="string" table:style-name="ce1">
            <text:p>ڕێڤان ‌هۆشیار سالار (General Pathology) عبور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5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KV7YxvBV</text:p>
          </table:table-cell>
          <table:table-cell office:value-type="string" table:style-name="ce1">
            <text:p>ڕێناس حسين كريم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80.150000000000006" table:style-name="ce5">
            <text:p>80.1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L3vt1Muv</text:p>
          </table:table-cell>
          <table:table-cell office:value-type="string" table:style-name="ce1">
            <text:p>زانكۆ نه‌وزاد عثمان احمد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84.3" table:style-name="ce5">
            <text:p>84.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mJr1NKbX</text:p>
          </table:table-cell>
          <table:table-cell office:value-type="string" table:style-name="ce1">
            <text:p>زانيار محمد رسولَ عبداللة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80.05" table:style-name="ce5">
            <text:p>80.0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C0aGGuEM</text:p>
          </table:table-cell>
          <table:table-cell office:value-type="string" table:style-name="ce1">
            <text:p>زريان كمال محمد مصطفى رسولَ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83.3" table:style-name="ce5">
            <text:p>83.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cntbErrn</text:p>
          </table:table-cell>
          <table:table-cell office:value-type="string" table:style-name="ce1">
            <text:p>زريوه على محمد ره‌شيد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82.45" table:style-name="ce5">
            <text:p>82.4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ZdzkMi5W</text:p>
          </table:table-cell>
          <table:table-cell office:value-type="string" table:style-name="ce1">
            <text:p>ژيار كريم فرج حمد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63.3" table:style-name="ce5">
            <text:p>63.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SYM49Ref</text:p>
          </table:table-cell>
          <table:table-cell office:value-type="string" table:style-name="ce1">
            <text:p>سارا عثمان حسين احمد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77.349999999999994" table:style-name="ce5">
            <text:p>77.3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URkO2sSQ</text:p>
          </table:table-cell>
          <table:table-cell office:value-type="string" table:style-name="ce1">
            <text:p>ساسان ابوبكر على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64.25" table:style-name="ce5">
            <text:p>64.2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pf0bH7cb</text:p>
          </table:table-cell>
          <table:table-cell office:value-type="string" table:style-name="ce1">
            <text:p>ساكار لوقمان غفور رِشيد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86.15" table:style-name="ce5">
            <text:p>86.1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NMBV456R</text:p>
          </table:table-cell>
          <table:table-cell office:value-type="string" table:style-name="ce1">
            <text:p>سانا موفق صلاح الدین (General Pathology) عبور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5">
            <text:p>ni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zjRNdTr5</text:p>
          </table:table-cell>
          <table:table-cell office:value-type="string" table:style-name="ce1">
            <text:p>سجاد جميل عبدالحسين محمود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75.849999999999994" table:style-name="ce5">
            <text:p>75.8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cEjz7hYu</text:p>
          </table:table-cell>
          <table:table-cell office:value-type="string" table:style-name="ce1">
            <text:p>سمية عطا محمد احمد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75.849999999999994" table:style-name="ce5">
            <text:p>75.8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V4vzKzTu</text:p>
          </table:table-cell>
          <table:table-cell office:value-type="string" table:style-name="ce1">
            <text:p>سناء نعمان عمر محمد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58.8" table:style-name="ce5">
            <text:p>58.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Vcvi0PfU</text:p>
          </table:table-cell>
          <table:table-cell office:value-type="string" table:style-name="ce1">
            <text:p>سوهه‌يب محمد فرج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83.3" table:style-name="ce5">
            <text:p>83.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6vEaARCB</text:p>
          </table:table-cell>
          <table:table-cell office:value-type="string" table:style-name="ce1">
            <text:p>سۆزان سلام محمد امين حسن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73.45" table:style-name="ce5">
            <text:p>73.4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jpwyIcSH</text:p>
          </table:table-cell>
          <table:table-cell office:value-type="string" table:style-name="ce1">
            <text:p>سۆما عبدالله تۆفيق احمد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65.099999999999994" table:style-name="ce6">
            <text:p>65.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HFGNLnQA</text:p>
          </table:table-cell>
          <table:table-cell office:value-type="string" table:style-name="ce1">
            <text:p>سۆنيا اسماعيل على احمد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78.75" table:style-name="ce5">
            <text:p>78.7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Pg2AhIEN</text:p>
          </table:table-cell>
          <table:table-cell office:value-type="string" table:style-name="ce1">
            <text:p>سيڤه‌ر كمال كريم مجيد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84.3" table:style-name="ce5">
            <text:p>84.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iO3Md8uE</text:p>
          </table:table-cell>
          <table:table-cell office:value-type="string" table:style-name="ce1">
            <text:p>شايى شوان عثمان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78.5" table:style-name="ce5">
            <text:p>78.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eDKdZBdb</text:p>
          </table:table-cell>
          <table:table-cell office:value-type="string" table:style-name="ce1">
            <text:p>شكار عمر محمد رحيم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75.5" table:style-name="ce5">
            <text:p>75.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kjP4jGnJ</text:p>
          </table:table-cell>
          <table:table-cell office:value-type="string" table:style-name="ce1">
            <text:p>شكۆ عطا على فتاح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79.7" table:style-name="ce5">
            <text:p>79.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VBVbXv7u</text:p>
          </table:table-cell>
          <table:table-cell office:value-type="string" table:style-name="ce1">
            <text:p>شنيا رفيق محمد سليم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68.849999999999994" table:style-name="ce5">
            <text:p>68.8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1uPeCfl2</text:p>
          </table:table-cell>
          <table:table-cell office:value-type="string" table:style-name="ce1">
            <text:p>شه‌ن صابر حامد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84.35" table:style-name="ce5">
            <text:p>84.3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JobvJSJS</text:p>
          </table:table-cell>
          <table:table-cell office:value-type="string" table:style-name="ce1">
            <text:p>شه‌نگه شوان كريم صالح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86.25" table:style-name="ce5">
            <text:p>86.2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ARZH7s5t</text:p>
          </table:table-cell>
          <table:table-cell office:value-type="string" table:style-name="ce1">
            <text:p>شيلاز محمد عبدالله مسته‌فا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69.8" table:style-name="ce5">
            <text:p>69.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5912rTEQ</text:p>
          </table:table-cell>
          <table:table-cell office:value-type="string" table:style-name="ce1">
            <text:p>شێنێ حميد صابر عبدالله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66.150000000000006" table:style-name="ce5">
            <text:p>66.1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FkrZyQpz</text:p>
          </table:table-cell>
          <table:table-cell office:value-type="string" table:style-name="ce1">
            <text:p>شێنێ عبدالله قادر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77.75" table:style-name="ce5">
            <text:p>77.7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Ry3dQrSC</text:p>
          </table:table-cell>
          <table:table-cell office:value-type="string" table:style-name="ce1">
            <text:p>شێنێ عضيم معروف حسن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84.4" table:style-name="ce5">
            <text:p>84.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Fm8Q2Umw</text:p>
          </table:table-cell>
          <table:table-cell office:value-type="string" table:style-name="ce1">
            <text:p>عبدالجليل حسن محمود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5">
            <text:p>ni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6UvciV1l</text:p>
          </table:table-cell>
          <table:table-cell office:value-type="string" table:style-name="ce1">
            <text:p>عمر ثامر حميد محمد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77.599999999999994" table:style-name="ce5">
            <text:p>77.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5UsVsTYj</text:p>
          </table:table-cell>
          <table:table-cell office:value-type="string" table:style-name="ce1">
            <text:p>عمر خالد احمد ابراهيم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78.55" table:style-name="ce5">
            <text:p>78.5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qbTb46WF</text:p>
          </table:table-cell>
          <table:table-cell office:value-type="string" table:style-name="ce1">
            <text:p>عمر عبدالله محمود احمد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80.75" table:style-name="ce5">
            <text:p>80.7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KLJG67UU</text:p>
          </table:table-cell>
          <table:table-cell office:value-type="string" table:style-name="ce1">
            <text:p>فرمێسك طارق محمود (Oral Surgery) عبور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5">
            <text:p>ni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p8TYsPpq</text:p>
          </table:table-cell>
          <table:table-cell office:value-type="string" table:style-name="ce1">
            <text:p>ڤيان ابوبكر احمد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83.55" table:style-name="ce5">
            <text:p>83.5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zdePfNUW</text:p>
          </table:table-cell>
          <table:table-cell office:value-type="string" table:style-name="ce1">
            <text:p>كاربين بێستون كريم محمد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52" table:style-name="ce5">
            <text:p>5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MGdiK0zT</text:p>
          </table:table-cell>
          <table:table-cell office:value-type="string" table:style-name="ce1">
            <text:p>كاشما جمال على محمد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61.3" table:style-name="ce5">
            <text:p>61.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OZkbAK19</text:p>
          </table:table-cell>
          <table:table-cell office:value-type="string" table:style-name="ce1">
            <text:p>كۆسار عبدالله شريف على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75.25" table:style-name="ce5">
            <text:p>75.2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7qmE1lFr</text:p>
          </table:table-cell>
          <table:table-cell office:value-type="string" table:style-name="ce1">
            <text:p>كۆسره‌ت دڵشاد محمد عزيز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78.7" table:style-name="ce5">
            <text:p>78.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9WJmzzY0</text:p>
          </table:table-cell>
          <table:table-cell office:value-type="string" table:style-name="ce1">
            <text:p>كۆشيش حسن سيده على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66.45" table:style-name="ce5">
            <text:p>66.4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HrdXhT8w</text:p>
          </table:table-cell>
          <table:table-cell office:value-type="string" table:style-name="ce1">
            <text:p>که‌ستانه جمال حسن على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81.349999999999994" table:style-name="ce5">
            <text:p>81.3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mAUMd9if</text:p>
          </table:table-cell>
          <table:table-cell office:value-type="string" table:style-name="ce1">
            <text:p>کۆچیار رۆستم محمد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61.55" table:style-name="ce5">
            <text:p>61.5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f9y8ZOVE</text:p>
          </table:table-cell>
          <table:table-cell office:value-type="string" table:style-name="ce1">
            <text:p>گه‌لاوێژ خليل محمود عبدالرحمن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72.599999999999994" table:style-name="ce5">
            <text:p>72.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VfKj1eeN</text:p>
          </table:table-cell>
          <table:table-cell office:value-type="string" table:style-name="ce1">
            <text:p>گۆران عدنان عثمان عزيز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65.849999999999994" table:style-name="ce5">
            <text:p>65.8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qy2a36SX</text:p>
          </table:table-cell>
          <table:table-cell office:value-type="string" table:style-name="ce1">
            <text:p>گۆنا ستار ره‌حيم احمد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70" table:style-name="ce5">
            <text:p>7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fsBGn3WB</text:p>
          </table:table-cell>
          <table:table-cell office:value-type="string" table:style-name="ce1">
            <text:p>لارا كنعان جبار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77.599999999999994" table:style-name="ce5">
            <text:p>77.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OekeNubf</text:p>
          </table:table-cell>
          <table:table-cell office:value-type="string" table:style-name="ce1">
            <text:p>لاز نورۆز عزيز محمد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85.4" table:style-name="ce5">
            <text:p>85.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lvYKKV6Z</text:p>
          </table:table-cell>
          <table:table-cell office:value-type="string" table:style-name="ce1">
            <text:p>لاڤه رحمان محمد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84.15" table:style-name="ce5">
            <text:p>84.1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AtzA0of8</text:p>
          </table:table-cell>
          <table:table-cell office:value-type="string" table:style-name="ce1">
            <text:p>لاڤين محمد حمه عزيز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69.45" table:style-name="ce5">
            <text:p>69.4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HGiJk9EG</text:p>
          </table:table-cell>
          <table:table-cell office:value-type="string" table:style-name="ce1">
            <text:p>له‌نيا سردار عبدالله ابراهيم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73.95" table:style-name="ce5">
            <text:p>73.9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AIXUO4n1</text:p>
          </table:table-cell>
          <table:table-cell office:value-type="string" table:style-name="ce1">
            <text:p>له‌نيا ئاوات عمر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72.849999999999994" table:style-name="ce5">
            <text:p>72.8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izlskYVJ</text:p>
          </table:table-cell>
          <table:table-cell office:value-type="string" table:style-name="ce1">
            <text:p>لۆزان محمد رِشيد فارس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63.4" table:style-name="ce5">
            <text:p>63.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vmG4DVKj</text:p>
          </table:table-cell>
          <table:table-cell office:value-type="string" table:style-name="ce1">
            <text:p>ليلان به‌رزان محمد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79.599999999999994" table:style-name="ce5">
            <text:p>79.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8mXGMR5m</text:p>
          </table:table-cell>
          <table:table-cell office:value-type="string" table:style-name="ce1">
            <text:p>لينا اميد قادر محمود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82.85" table:style-name="ce5">
            <text:p>82.8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qSKC8lKF</text:p>
          </table:table-cell>
          <table:table-cell office:value-type="string" table:style-name="ce1">
            <text:p>محمد ادم عزيز خضر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70.400000000000006" table:style-name="ce5">
            <text:p>70.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G8bBDwXs</text:p>
          </table:table-cell>
          <table:table-cell office:value-type="string" table:style-name="ce1">
            <text:p>محمد حمه عبدالله حمد امين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72.849999999999994" table:style-name="ce5">
            <text:p>72.8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vZY82KCo</text:p>
          </table:table-cell>
          <table:table-cell office:value-type="string" table:style-name="ce1">
            <text:p>محمد رحيم كريم حمه صالح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42.1" table:style-name="ce5">
            <text:p>42.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7yWmhgpQ</text:p>
          </table:table-cell>
          <table:table-cell office:value-type="string" table:style-name="ce1">
            <text:p>محمد رۆستم عبيد محمد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70.349999999999994" table:style-name="ce5">
            <text:p>70.3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38BSNTLJ</text:p>
          </table:table-cell>
          <table:table-cell office:value-type="string" table:style-name="ce1">
            <text:p>محمد ظاهر مرشد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70.45" table:style-name="ce5">
            <text:p>70.4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bBxF3JfL</text:p>
          </table:table-cell>
          <table:table-cell office:value-type="string" table:style-name="ce1">
            <text:p>محمد على محمد سليمان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77.45" table:style-name="ce5">
            <text:p>77.4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OoVx37ug</text:p>
          </table:table-cell>
          <table:table-cell office:value-type="string" table:style-name="ce1">
            <text:p>محمد فخرالدين نورى غفور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79.650000000000006" table:style-name="ce5">
            <text:p>79.6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PfEKPihk</text:p>
          </table:table-cell>
          <table:table-cell office:value-type="string" table:style-name="ce1">
            <text:p>محمد فراس حليم رشيد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81.599999999999994" table:style-name="ce5">
            <text:p>81.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TLHFvFeb</text:p>
          </table:table-cell>
          <table:table-cell office:value-type="string" table:style-name="ce1">
            <text:p>محمد والى كريم عزيز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56.95" table:style-name="ce5">
            <text:p>56.9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DDD666YY</text:p>
          </table:table-cell>
          <table:table-cell office:value-type="string" table:style-name="ce1">
            <text:p>میران حکمت محمد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59</text:p>
          </table:table-cell>
          <table:table-cell office:value-type="string" table:style-name="ce1">
            <text:p>79</text:p>
          </table:table-cell>
          <table:table-cell office:value-type="string" table:style-name="ce1">
            <text:p>0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9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50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SKY3K1X6</text:p>
          </table:table-cell>
          <table:table-cell office:value-type="string" table:style-name="ce1">
            <text:p>نزار گه‌رميان حمه حسين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79.900000000000006" table:style-name="ce5">
            <text:p>79.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NPh1W7ux</text:p>
          </table:table-cell>
          <table:table-cell office:value-type="string" table:style-name="ce1">
            <text:p>نه‌ژاد فايه‌ق محمود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65.400000000000006" table:style-name="ce5">
            <text:p>65.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NeDsOB32</text:p>
          </table:table-cell>
          <table:table-cell office:value-type="string" table:style-name="ce1">
            <text:p>هاڤى حسن محمد مجيد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67.45" table:style-name="ce5">
            <text:p>67.4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dNwsCaaJ</text:p>
          </table:table-cell>
          <table:table-cell office:value-type="string" table:style-name="ce1">
            <text:p>هانا عبدلسلام محمد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87.2" table:style-name="ce5">
            <text:p>87.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J3joa3KS</text:p>
          </table:table-cell>
          <table:table-cell office:value-type="string" table:style-name="ce1">
            <text:p>هاوڕێ محمد معروف على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85.4" table:style-name="ce5">
            <text:p>85.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uQ1FKoZb</text:p>
          </table:table-cell>
          <table:table-cell office:value-type="string" table:style-name="ce1">
            <text:p>هاوناز حامد احمد على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70.95" table:style-name="ce5">
            <text:p>70.9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Uu77Jyry</text:p>
          </table:table-cell>
          <table:table-cell office:value-type="string" table:style-name="ce1">
            <text:p>هدير رياض عدنان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80.599999999999994" table:style-name="ce5">
            <text:p>80.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xK1QBwNM</text:p>
          </table:table-cell>
          <table:table-cell office:value-type="string" table:style-name="ce1">
            <text:p>هه‌ژان ابوبكر يايز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77.849999999999994" table:style-name="ce5">
            <text:p>77.8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VoYIKCv2</text:p>
          </table:table-cell>
          <table:table-cell office:value-type="string" table:style-name="ce1">
            <text:p>هه‌ڵۆ صلاح عمر اسماعيل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90.65" table:style-name="ce5">
            <text:p>90.6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tOuQStgU</text:p>
          </table:table-cell>
          <table:table-cell office:value-type="string" table:style-name="ce1">
            <text:p>هه‌وراز سعيد صالح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73.25" table:style-name="ce5">
            <text:p>73.2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yU41iKHW</text:p>
          </table:table-cell>
          <table:table-cell office:value-type="string" table:style-name="ce1">
            <text:p>هۆگر فاروق تۆفيق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65.900000000000006" table:style-name="ce5">
            <text:p>65.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qWTveBHs</text:p>
          </table:table-cell>
          <table:table-cell office:value-type="string" table:style-name="ce1">
            <text:p>ويدا طه احمد محمد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77.05" table:style-name="ce5">
            <text:p>77.0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f9V54IIE</text:p>
          </table:table-cell>
          <table:table-cell office:value-type="string" table:style-name="ce1">
            <text:p>يار محمد عمر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70.25" table:style-name="ce5">
            <text:p>70.2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oh5RzPDg</text:p>
          </table:table-cell>
          <table:table-cell office:value-type="string" table:style-name="ce1">
            <text:p>ئارێز ابوبكر فريق سعيد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85.3" table:style-name="ce5">
            <text:p>85.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NMB76HJK</text:p>
          </table:table-cell>
          <table:table-cell office:value-type="string" table:style-name="ce1">
            <text:p>ئاریا ئالان محمد (Oral Surgery) عبور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5">
            <text:p>ni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6jUzH4Tj</text:p>
          </table:table-cell>
          <table:table-cell office:value-type="string" table:style-name="ce1">
            <text:p>ئامانج اسماعيل طاهر قادر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71.599999999999994" table:style-name="ce5">
            <text:p>71.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HXk5ZuzT</text:p>
          </table:table-cell>
          <table:table-cell office:value-type="string" table:style-name="ce1">
            <text:p>ئه‌ژین فلاح احمد محمد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73.349999999999994" table:style-name="ce5">
            <text:p>73.3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mOcJdw4p</text:p>
          </table:table-cell>
          <table:table-cell office:value-type="string" table:style-name="ce1">
            <text:p>ئه‌ستێره مسته‌فا فتاح حسن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68.25" table:style-name="ce5">
            <text:p>68.2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M0MBO0hb</text:p>
          </table:table-cell>
          <table:table-cell office:value-type="string" table:style-name="ce1">
            <text:p>ئه‌ڤین انوه‌ر رحمان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76.25" table:style-name="ce5">
            <text:p>76.2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style-name="ro1">
          <table:table-cell office:value-type="string" table:style-name="ce1">
            <text:p>Twy5qRlk</text:p>
          </table:table-cell>
          <table:table-cell office:value-type="string" table:style-name="ce1">
            <text:p>ئيلهام محمد كريم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78.099999999999994" table:style-name="ce5">
            <text:p>78.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3"/>
          <table:table-cell table:style-name="ce1"/>
        </table:table-row>
        <table:table-row table:number-rows-repeated="1048457" table:style-name="ro2">
          <table:table-cell table:number-columns-repeated="16384"/>
        </table:table-row>
      </table:table>
      <table:database-ranges>
        <table:database-range table:target-range-address="third.A1:third.J119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hpMyAdmin 4.7.4</meta:initial-creator>
    <dc:creator>Windows User</dc:creator>
    <meta:creation-date>2018-06-29T00:01:01Z</meta:creation-date>
    <dc:date>2018-06-29T14:06:10Z</dc:date>
    <meta:user-defined meta:name="WorkbookGuid">c2c6fed3-74c8-433b-894b-9882a14142f6</meta:user-defined>
    <meta:user-defined meta:name="ConnectionInfosStorage">UserSettingsFile</meta:user-defined>
  </office:meta>
</office:document-meta>
</file>